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8141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P1 - Welco+me back.</text:p>
      <text:p text:style-name="P1">So+, yo+ur death certificate has barely dried, and yo+u're already busy raising an army, I hear?</text:p>
      <text:p text:style-name="P1">Wo+rd travels fast here. Plenty o+f go+ssip.</text:p>
      <text:p text:style-name="P1">No+ o+ne quite prepares yo+u fo+r the fact that o+n the o+ther side o+f death is an infinite echo+ chamber o+f teen drama.</text:p>
      <text:p text:style-name="P1">Funny ho+w when we left o+ur wo+rld to+ play yo+ur game, we all tho+ught we were leaving o+ur juvenile scho+o+lfeeding days behind us. </text:p>
      <text:p text:style-name="P1">I no+ticed ho+w yo+u cunningly sidestepped an enco+unter with Kankri do+wn there.</text:p>
      <text:p text:style-name="P1">I think he might be entertaining so+me delusio+n o+f taking him under his wing.</text:p>
      <text:p text:style-name="P1">Or if no+t his wing, the red fuzzy arm o+f his sweater.</text:p>
      <text:p text:style-name="P1">I made it fo+r him, actually.</text:p>
      <text:p text:style-name="P1">Fo+r o+ne thing, I go+t tired o+f lo+o+king at his stupid hiked up pants, which he refused to+ change, ever. Serio+usly, did yo+u ever see him wearing anything else?</text:p>
      <text:p text:style-name="P1">So+ unfashio+nable.</text:p>
      <text:p text:style-name="P1">Also+, he was always shivering. It gets kind o+f chilly o+ut here, and he just wo+uldn't sto+p. No+t that I minded to+o+ much, but he just has this way o+f making such vo+cal and o+stentatio+us displays o+f suffering, like it's so+me kind o+f righteo+us state o+f being. It gets difficult fo+r everyo+ne to+ endure, especially after eo+ns. Hence his nickname, I guess.</text:p>
      <text:p text:style-name="P1">The Insufferable.</text:p>
      <text:p text:style-name="P1">Oh, I kno+w.</text:p>
      <text:p text:style-name="P1">I was under the impressio+n yo+u didn't co+me here to+ start trading go+ssip.</text:p>
      <text:p text:style-name="P1">It's alright. It's no+t like I have many well kept secrets.</text:p>
      <text:p text:style-name="P1">Co+me visit any time. We'll get yo+u all caught up o+n exactly who+'s been seen passing thro+ugh the well-greased revo+lving do+o+rs to+ my quadrants.</text:p>
      <text:p text:style-name="P1"><text:soft-page-break/>MP2 - It's a no+ble idea.</text:p>
      <text:p text:style-name="P1">But I do+n't kno+w ho+w useful I'd be.</text:p>
      <text:p text:style-name="P1">What's the size o+f yo+ur party so+ far?</text:p>
      <text:p text:style-name="P1">It's still just yo+u, isn't it?</text:p>
      <text:p text:style-name="P1">If I were yo+u, I'd ask all the go+d tiers first. They'd give yo+u the mo+st tactical advantage, wo+uldn't they?</text:p>
      <text:p text:style-name="P1">Then yo+u can build yo+ur co+alitio+n aro+und them.</text:p>
      <text:p text:style-name="P1">+, they're immo+rtal, right? Or... gho+st immo+rtal, perhaps?</text:p>
      <text:p text:style-name="P1">Dear Go+d, it's finally co+me to+ this. We have to+ talk abo+ut "gho+st immo+rtality" no+w, in a serio+us way?</text:p>
      <text:p text:style-name="P1">Anyway, that's what I'd do+.</text:p>
      <text:p text:style-name="P1">Can he?</text:p>
      <text:p text:style-name="P1">Yo+u'll have to+ ask Aranea. I'm sure she co+uld talk yo+ur fin o+ff o+n the subject.</text:p>
      <text:p text:style-name="P1">Do+ yo+u even kno+w who+ all the go+d tiers are?</text:p>
      <text:p text:style-name="P1">There's Aranea. Did yo+u ask her?</text:p>
      <text:p text:style-name="P1">Ok. Well, I ho+pe this isn't to+o+ invasive, but what abo+ut yo+u?</text:p>
      <text:p text:style-name="P1">I've heard rumo+rs that yo+u reached go+d tier, but never let o+n to+ anyo+ne.</text:p>
      <text:p text:style-name="P1">So+ it is true, then. Tho+ught so+.</text:p>
      <text:p text:style-name="P1">See what I mean, tho+ugh? I wasn't sure abo+ut that until just no+w. Rumo+rs are always flying, but secrets so+meho+w persist.</text:p>
      <text:p text:style-name="P1">Who+ kno+ws who+ else reached go+d tier? A lo+t can happen in three sweeps. I o+nly kno+w I didn't make it.</text:p>
      <text:p text:style-name="P1">But if yo+u need so+meo+ne to+ eerily pho+spho+resce in the demo+n's vicinity, while debating whether to+ try drinking his blo+o+d, then I'd like to+ think I easily crack the to+p 10+ candidates yo+u might co+nsider fo+r the jo+b.</text:p>
      <text:p text:style-name="P1">This is true.</text:p>
      <text:p text:style-name="P1">MP3 - I really can't blame yo+u fo+r being in such a hurry to+ <text:soft-page-break/>go+ kill him.</text:p>
      <text:p text:style-name="P1">The Lo+rd o+f Time. Actually, it's a go+o+d example o+f what I've always been trying to+ say to+ Kankri, but he do+esn't buy it.</text:p>
      <text:p text:style-name="P1">After the scratch, o+ur wo+rld co+ntinued to+ be matriarchal upo+n superficial o+bservatio+n, but was subject to+ a co+nsiderably mo+re sinister, clo+aked fo+rm o+f patriarchal tyranny all alo+ng.</text:p>
      <text:p text:style-name="P1">Yo+ur po+st-scratch self, who+ grew up to+ be the empress, was really just the Lo+rd's slave all alo+ng. Implicity during her lo+ng reign, thro+ugh manipulatio+n by his cunning emplo+yee. </text:p>
      <text:p text:style-name="P1">And then explicitly, after the extinctio+n o+f o+ur race. She fo+rmally became his servant, and did his bidding lo+ng thereafter.</text:p>
      <text:p text:style-name="P1">He did the same with Damara. She was his lo+yal Time Witch, helping him turn o+ur wo+rld into+ the nightmare it became. When her usefulness came to+ an end, he pitted yo+u and her against each o+ther, in I guess a twisted redux o+f the co+nflict yo+u and she had in the past.</text:p>
      <text:p text:style-name="P1">The bo+tto+m line is, in additio+n to+ being an all aro+und bastard, this guy appears to+ enjo+y being especially nasty to+ girls.</text:p>
      <text:p text:style-name="P1">If it's true he's hunting do+wn the gho+st o+f his departed "sister", then I really feel so+rry fo+r her.</text:p>
      <text:p text:style-name="P1">Um,</text:p>
      <text:p text:style-name="P1">Best o+f luck with that.</text:p>
      <text:p text:style-name="P1">_</text:p>
      <text:p text:style-name="P1">KnVa1; KV1 - Kanny, leave this po+o+r kid alo+ne.</text:p>
      <text:p text:style-name="P1">I'm no+t calling yo+u Insufferable, Kanny. Well, no+t unless I'm using it as an actual adjective. </text:p>
      <text:p text:style-name="P1">Well...</text:p>
      <text:p text:style-name="P1">Ro+lling my eyes here.</text:p>
      <text:p text:style-name="P1">Can yo+u see? Do+ yo+u want me to+ light them up fo+r yo+u?</text:p>
      <text:p text:style-name="P1">I do+n't think he cares.</text:p>
      <text:p text:style-name="P1"><text:soft-page-break/>Hey, there. Karkat? If yo+u do+n't mind my asking... are yo+u even remo+tely interested in the lo+af supplement this guy's serving?</text:p>
      <text:p text:style-name="P1">Go+tcha. Yo+u just said all yo+u needed to+ say.</text:p>
      <text:p text:style-name="P1">Yo+u kno+w, yo+u are actually very cute.</text:p>
      <text:p text:style-name="P1">That girl who+'s been wandering aro+und in the drago+n suit is a very lucky lady. </text:p>
      <text:p text:style-name="P1">(Very deep sigh.)</text:p>
      <text:p text:style-name="P1">...</text:p>
      <text:p text:style-name="P1">Yes, critical lecture. I'm sure.</text:p>
      <text:p text:style-name="P1">And am I right in being just as sure yo+u are assiduo+usly deco+nstructing every co+nceivable, hypo+thetical fo+rm o+f injustice no+ matter ho+w o+bscure, except tho+se that I happen to+ think are kind o+f impo+rtant?</text:p>
      <text:p text:style-name="P1">Yes, ho+w dreadful it wo+uld be fo+r yo+ur sixty nine millio+n wo+rd essay to+ get bo+gged do+wn by even the faintest reference to+ the ro+les o+f gender in Befo+ran and Alternian civilizatio+n.</text:p>
      <text:p text:style-name="P1">Theo+retical?</text:p>
      <text:p text:style-name="P1">Appro+priating??</text:p>
      <text:p text:style-name="P1">PSEUDOSCIENCE???</text:p>
      <text:p text:style-name="P1">Kanny, I'm starting to+ feel just a little bit triggered by all this "appro+priatio+n" bullshit.</text:p>
      <text:p text:style-name="P1">Alright. Obvio+usly yo+u're in o+ne o+f yo+ur bratty mo+o+ds. I'm go+ne.</text:p>
      <text:p text:style-name="P1">KnVa3 - What do+es that even mean??</text:p>
      <text:p text:style-name="P1">All these sweeps and yo+u still act like such a wiggler so+metimes. Hey... is that...</text:p>
      <text:p text:style-name="P1">Is that grub sauce o+n yo+ur face?</text:p>
      <text:p text:style-name="P1">Yes it is. Yo+u have a big smudge o+f sauce, right there. Yo+u're a mess, Kanny. Co+me here.</text:p>
      <text:p text:style-name="P1">Do+n't wipe it o+ff with yo+ur sleeve! Oh my Go+d. I JUST washed <text:soft-page-break/>that fo+r yo+u.</text:p>
      <text:p text:style-name="P1">We aren't o+n Befo+rus anymo+re. I wo+rked hard o+n that sweater, and I'm no+t go+ing to+ stand by while yo+u encrust it in grub sauce.</text:p>
      <text:p text:style-name="P1">Sigh...</text:p>
      <text:p text:style-name="P1">Why are yo+u always so+ co+ntrary with me? To+ be ho+nest, I think yo+ur need to+ "rebel" against whatever I suggest is what drives yo+ur dismissal o+f my views mo+re than anything abo+ut the views themselves.</text:p>
      <text:p text:style-name="P1">Hurdles? Kanny, yo+u sho+uld serio+usly sto+p o+verthinking this stuff. Even I do+n't kno+w what yo+u're talking abo+ut mo+st o+f the time.</text:p>
      <text:p text:style-name="P1">Pro+gress as a civilizatio+n?</text:p>
      <text:p text:style-name="P1">Kankri. Our peo+ple are extinct, and yo+u're wo+rried abo+ut "distracting fro+m the mo+re glaring issues"??</text:p>
      <text:p text:style-name="P1">EVERYONE IS DEAD!!!</text:p>
      <text:p text:style-name="P1">...</text:p>
      <text:p text:style-name="P1">_</text:p>
      <text:p text:style-name="P1">LP1 - Hey.</text:p>
      <text:p text:style-name="P1">Latula, it's just me. I do+n't think anyo+ne is lo+o+king. No+ need to+ go+ so+ heavy o+n the rad girl ro+utine.</text:p>
      <text:p text:style-name="P1">Meeting o+ur ancesto+rs as kids, o+r, I mean o+ur descendants as kids, ho+wever yo+u want to+ spin it...</text:p>
      <text:p text:style-name="P1">It has me thinking abo+ut o+ur rebo+o+ted lives o+n Alternia, and what we grew up to+ be.</text:p>
      <text:p text:style-name="P1">Makes me wo+nder abo+ut fate. If it's so+mething that's even co+mprehensible.</text:p>
      <text:p text:style-name="P1">Fo+r instance, o+n Alternia, my relatio+nship with Kankri seemed to+ make so+me sense. I co+uld definitely see o+ur lives beco+ming entangled in that way, karmically speaking.</text:p>
      <text:p text:style-name="P1">But then there were o+ther develo+pments that are still mysterio+us to+ me.</text:p>
      <text:p text:style-name="P1">Like, as far as I kno+w, yo+u and Aranea always go+t alo+ng. <text:soft-page-break/>Didn't yo+u?</text:p>
      <text:p text:style-name="P1">Exactly. No+thing much to+ yo+ur relatio+nship to+ speak o+f at all. But in yo+ur po+st-scratch lives yo+u had such majo+r issues to+gether, even yo+ur descendants inherited it, and co+ntinued the co+ntentio+us cycle until there was blo+o+dshed.</text:p>
      <text:p text:style-name="P1">Did yo+u no+t kno+w that?</text:p>
      <text:p text:style-name="P1">It do+es? Ho+w?</text:p>
      <text:p text:style-name="P1">I do+n't really understand karma.</text:p>
      <text:p text:style-name="P1">Oh. Co+uld yo+u explain to+ me ho+w it wo+rks, then?</text:p>
      <text:p text:style-name="P1">I do+n't</text:p>
      <text:p text:style-name="P1">...</text:p>
      <text:p text:style-name="P1">Ok. Let's see it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99" meta:word-count="1282" meta:character-count="7432"/>
    <meta:generator>OpenOffice/4.1.2$Win32 OpenOffice.org_project/412m3$Build-9782</meta:generator>
  </office:meta>
</office:document-meta>
</file>